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8pt" officeooo:rsid="00168d51" officeooo:paragraph-rsid="00168d51" style:font-size-asian="15.75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2pt" officeooo:rsid="00168d51" officeooo:paragraph-rsid="00168d51" style:font-size-asian="10.5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officeooo:rsid="00168d51" officeooo:paragraph-rsid="00168d51" style:font-size-asian="10.5pt" style:font-size-complex="12pt"/>
    </style:style>
    <style:style style:name="P4" style:family="paragraph" style:parent-style-name="Standard" style:list-style-name="L1">
      <style:paragraph-properties fo:text-align="justify" style:justify-single-word="false"/>
      <style:text-properties style:font-name="Arial" fo:font-size="12pt" officeooo:rsid="00168d51" officeooo:paragraph-rsid="00168d51" style:font-size-asian="10.5pt" style:font-size-complex="12pt"/>
    </style:style>
    <style:style style:name="P5" style:family="paragraph" style:parent-style-name="Standard" style:list-style-name="L2">
      <style:paragraph-properties fo:text-align="justify" style:justify-single-word="false"/>
      <style:text-properties style:font-name="Arial" fo:font-size="12pt" officeooo:rsid="00168d51" officeooo:paragraph-rsid="00168d51" style:font-size-asian="10.5pt" style:font-size-complex="12pt"/>
    </style:style>
    <style:style style:name="P6" style:family="paragraph" style:parent-style-name="Standard" style:list-style-name="L2">
      <style:paragraph-properties fo:text-align="justify" style:justify-single-word="false"/>
      <style:text-properties style:font-name="Arial" fo:font-size="12pt" officeooo:paragraph-rsid="00168d51" style:font-size-asian="10.5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officeooo:rsid="0017c2fa" officeooo:paragraph-rsid="0017c2fa" style:font-size-asian="10.5pt" style:font-size-complex="12pt"/>
    </style:style>
    <style:style style:name="P8" style:family="paragraph" style:parent-style-name="Standard" style:list-style-name="L1">
      <style:paragraph-properties fo:text-align="justify" style:justify-single-word="false"/>
      <style:text-properties style:font-name="Arial" fo:font-size="12pt" officeooo:rsid="0017c2fa" officeooo:paragraph-rsid="0017c2fa" style:font-size-asian="10.5pt" style:font-size-complex="12pt"/>
    </style:style>
    <style:style style:name="P9" style:family="paragraph" style:parent-style-name="Standard" style:list-style-name="L2">
      <style:paragraph-properties fo:text-align="justify" style:justify-single-word="false"/>
      <style:text-properties officeooo:paragraph-rsid="00168d51"/>
    </style:style>
    <style:style style:name="P10" style:family="paragraph" style:parent-style-name="Standard" style:list-style-name="L2">
      <style:paragraph-properties fo:text-align="justify" style:justify-single-word="false"/>
      <style:text-properties officeooo:rsid="00168d51" officeooo:paragraph-rsid="00168d51"/>
    </style:style>
    <style:style style:name="T1" style:family="text">
      <style:text-properties style:font-name="Arial" fo:font-size="12pt" style:font-size-asian="10.5pt" style:font-size-complex="12pt"/>
    </style:style>
    <style:style style:name="T2" style:family="text">
      <style:text-properties style:font-name="Arial" fo:font-size="12pt" officeooo:rsid="00168d51" style:font-size-asian="10.5pt" style:font-size-complex="12pt"/>
    </style:style>
    <style:style style:name="T3" style:family="text">
      <style:text-properties style:font-name="Arial" fo:font-size="12pt" officeooo:rsid="00170dd3" style:font-size-asian="10.5pt" style:font-size-complex="12pt"/>
    </style:style>
    <style:style style:name="T4" style:family="text">
      <style:text-properties style:font-name="Arial" fo:font-size="12pt" fo:font-weight="bold" style:font-size-asian="10.5pt" style:font-weight-asian="bold" style:font-size-complex="12pt" style:font-weight-complex="bold"/>
    </style:style>
    <style:style style:name="T5" style:family="text">
      <style:text-properties style:font-name="Arial" fo:font-size="12pt" fo:font-weight="bold" officeooo:rsid="00168d51" style:font-size-asian="10.5pt" style:font-weight-asian="bold" style:font-size-complex="12pt" style:font-weight-complex="bold"/>
    </style:style>
    <style:style style:name="T6" style:family="text">
      <style:text-properties officeooo:rsid="00170dd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timativa<text:span text:style-name="T6">s</text:span> de custo Projeto parte 2</text:p>
      <text:p text:style-name="P2"/>
      <text:p text:style-name="P2">Alunos:</text:p>
      <text:p text:style-name="P2">João Martins Queiroz Filho</text:p>
      <text:p text:style-name="P2">Kevin Perondi Regis</text:p>
      <text:p text:style-name="P2">Renan Viana Hoshi</text:p>
      <text:p text:style-name="P3"/>
      <text:p text:style-name="P3">Foi utilizado uma nota de 1 a 3 para estimar o peso das tarefas. Sendo:</text:p>
      <text:list xml:id="list3237892595589613032" text:style-name="L1">
        <text:list-item>
          <text:p text:style-name="P4">1 para tarefas que gastam de 1 a 2 horas.</text:p>
        </text:list-item>
        <text:list-item>
          <text:p text:style-name="P4">2 para tarefas que gastam de 2 a 5 horas.</text:p>
        </text:list-item>
        <text:list-item>
          <text:p text:style-name="P4">3 para tarefas que gastam acima de 5 horas.</text:p>
        </text:list-item>
        <text:list-item>
          <text:p text:style-name="P8">Tarefas acima de 10 horas devem ser quebradas em tarefas de peso menor.</text:p>
        </text:list-item>
      </text:list>
      <text:p text:style-name="P3"/>
      <text:p text:style-name="P7">Observação: para identificar as estimativas via GitHub, deve-se instalar a extensão ZenHub.</text:p>
      <text:p text:style-name="P3"/>
      <text:p text:style-name="P3">História 1:</text:p>
      <text:list xml:id="list8627396594300361794" text:style-name="L2">
        <text:list-item>
          <text:p text:style-name="P9"><text:span text:style-name="T5">Tarefa</text:span><text:span text:style-name="T2">: I</text:span><text:span text:style-name="T1">dentificar qual a base que será utilizado para realizar consulta de número de citações do documento. Caso não exista citações retornar para o usuário que o determinado documento obteve 0 citações.</text:span></text:p>
          <text:p text:style-name="P10"><text:span text:style-name="T4">Estimativa de custo</text:span><text:span text:style-name="T1">: 1.</text:span></text:p>
          <text:p text:style-name="P6"/>
        </text:list-item>
        <text:list-item>
          <text:p text:style-name="P9"><text:span text:style-name="T5">Tarefa</text:span><text:span text:style-name="T2">: </text:span><text:span text:style-name="T1">Realizar o método de busca do documento especifico. A partir do Título ou nome do autor, estar realizando na base de dados escolhido na tarefa 1 e mostrar o número de citações do documento.</text:span></text:p>
          <text:p text:style-name="P10"><text:span text:style-name="T4">Estimativa de custo</text:span><text:span text:style-name="T1">: 3.</text:span></text:p>
          <text:p text:style-name="P5"/>
        </text:list-item>
        <text:list-item>
          <text:p text:style-name="P9"><text:span text:style-name="T5">Tarefa</text:span><text:span text:style-name="T2">: </text:span><text:span text:style-name="T1">Exibir para o usuário o número de citações que o determinado documento teve.</text:span></text:p>
          <text:p text:style-name="P10"><text:span text:style-name="T4">Estimativa de custo</text:span><text:span text:style-name="T1">: 1.</text:span></text:p>
        </text:list-item>
      </text:list>
      <text:p text:style-name="P3"/>
      <text:p text:style-name="P3">História 2:</text:p>
      <text:list xml:id="list145819871379596" text:continue-numbering="true" text:style-name="L2">
        <text:list-item>
          <text:p text:style-name="P9"><text:span text:style-name="T5">Tarefa</text:span><text:span text:style-name="T2">: Escolher uma base de dados para buscar o fator de impacto do documento.</text:span></text:p>
          <text:p text:style-name="P10"><text:span text:style-name="T4">Estimativa de custo</text:span><text:span text:style-name="T1">: 1.</text:span></text:p>
          <text:p text:style-name="P6"/>
        </text:list-item>
        <text:list-item>
          <text:p text:style-name="P9"><text:span text:style-name="T5">Tarefa</text:span><text:span text:style-name="T2">: Realizar o método de busca para coletar o fator de impacto de um determinado autor do documento.</text:span></text:p>
          <text:p text:style-name="P10"><text:span text:style-name="T4">Estimativa de custo</text:span><text:span text:style-name="T1">: </text:span><text:span text:style-name="T3">2</text:span><text:span text:style-name="T1">.</text:span></text:p>
          <text:p text:style-name="P5"/>
        </text:list-item>
        <text:list-item>
          <text:p text:style-name="P9"><text:span text:style-name="T5">Tarefa</text:span><text:span text:style-name="T2">: Exibir o fator de impacto para o usuário do JabRef.</text:span></text:p>
          <text:p text:style-name="P10"><text:span text:style-name="T4">Estimativa de custo</text:span><text:span text:style-name="T1">: 1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9T14:29:35.155845674</meta:creation-date>
    <dc:date>2017-06-19T14:58:18.940514282</dc:date>
    <meta:editing-duration>PT11M21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25" meta:word-count="248" meta:character-count="1367" meta:non-whitespace-character-count="1154"/>
  </office:meta>
</office:document-meta>
</file>